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7fc"/>
    </style:style>
    <style:style style:name="P2" style:family="paragraph" style:parent-style-name="Standard">
      <style:text-properties officeooo:paragraph-rsid="0008f064"/>
    </style:style>
    <style:style style:name="P3" style:family="paragraph" style:parent-style-name="Standard">
      <style:text-properties officeooo:rsid="00097ab1" officeooo:paragraph-rsid="00097ab1"/>
    </style:style>
    <style:style style:name="P4" style:family="paragraph" style:parent-style-name="Standard">
      <style:text-properties officeooo:paragraph-rsid="000aac6a"/>
    </style:style>
    <style:style style:name="P5" style:family="paragraph" style:parent-style-name="Standard">
      <style:text-properties officeooo:paragraph-rsid="000df0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251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a2516" style:font-weight-asian="bold" style:font-weight-complex="bold"/>
    </style:style>
    <style:style style:name="T5" style:family="text">
      <style:text-properties style:text-underline-style="none" fo:font-weight="normal" fo:background-color="#ff4000" loext:char-shading-value="0" style:font-weight-asian="normal" style:font-weight-complex="normal"/>
    </style:style>
    <style:style style:name="T6" style:family="text">
      <style:text-properties officeooo:rsid="000a2516"/>
    </style:style>
    <style:style style:name="T7" style:family="text">
      <style:text-properties fo:background-color="#bbe33d" loext:char-shading-value="0"/>
    </style:style>
    <style:style style:name="T8" style:family="text">
      <style:text-properties fo:background-color="#bbe33d" loext:char-shading-value="0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fo:background-color="#bbe33d" loext:char-shading-value="0"/>
    </style:style>
    <style:style style:name="T11" style:family="text">
      <style:text-properties style:text-line-through-style="solid" style:text-line-through-type="single" fo:font-weight="bold" fo:background-color="#bbe33d" loext:char-shading-value="0" style:font-weight-asian="bold" style:font-weight-complex="bold"/>
    </style:style>
    <style:style style:name="T12" style:family="text">
      <style:text-properties style:text-line-through-style="solid" style:text-line-through-type="singl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02093</text:span><text:span text:style-name="T8"> am a22</text:span><text:span text:style-name="T3">002773</text:span><text:span text:style-name="T8">u</text:span> <text:span text:style-name="T8">4500001001300000020001800013024003200031042000700063100004100070245</text:span><text:span text:style-name="T3">0067001112</text:span><text:span text:style-name="T8">60003500</text:span><text:span text:style-name="T3">178</text:span><text:span text:style-name="T8">300002200</text:span><text:span text:style-name="T3">213</text:span><text:span text:style-name="T8">500002700</text:span><text:span text:style-name="T3">235</text:span><text:span text:style-name="T8">500007600</text:span><text:span text:style-name="T3">262</text:span><text:span text:style-name="T8">506005100</text:span><text:span text:style-name="T3">338</text:span><text:span text:style-name="T8">5201</text:span><text:span text:style-name="T3">02500389</text:span><text:span text:style-name="T8">65500170</text:span><text:span text:style-name="T3">1414786003701431786002701468793003701495856009401532949010501626997002601731596000701757926005101764</text:span><text:span text:style-name="T5">#</text:span>usp000000382<text:span text:style-name="T5">#</text:span> <text:s/><text:span text:style-name="T5">#</text:span>a9786587047140<text:span text:style-name="T5">#</text:span>7 <text:span text:style-name="T5">#</text:span>a10.11606/9786587047140<text:span text:style-name="T5">#</text:span>2doi<text:span text:style-name="T5">#</text:span> <text:s/><text:span text:style-name="T5">#</text:span>adc<text:span text:style-name="T5">#</text:span>10<text:span text:style-name="T5">#</text:span>aTeixeira, Jacqueline Moraes,<text:span text:style-name="T5">#</text:span>eauthor<text:span text:style-name="T5">#</text:span>10<text:span text:style-name="T5">#</text:span>aA mulher universal: corpo, gênero e pedagogia da prosperidade<text:span text:style-name="T5">#</text:span> <text:s/><text:span text:style-name="T5">#</text:span>bUSP Open Books Portal, <text:span text:style-name="T5">#</text:span>c2021.<text:span text:style-name="T5">#</text:span> <text:s/><text:span text:style-name="T5">#</text:span>a1 online resource<text:span text:style-name="T5">#</text:span> <text:s/><text:span text:style-name="T5">#</text:span>a10.11606/9786587047140<text:span text:style-name="T5">#</text:span> <text:s/><text:span text:style-name="T5">#</text:span>ahttp://www.livrosabertos.sibi.usp.br/portaldelivrosUSP/catalog/book/596<text:span text:style-name="T5">#</text:span>0 <text:span text:style-name="T5">#</text:span>aFree-to-read<text:span text:style-name="T5">#</text:span>fUnrestricted online access<text:span text:style-name="T5">#</text:span>2star<text:span text:style-name="T5">#</text:span> <text:s/><text:span text:style-name="T5">#</text:span>aA obra mostra o trabalho de Jacqueline Moraes Teixeira sobre a pedagogia da prosperidade da Igreja Universal e sua construção do feminino. Partindo do fato, aparentemente paradoxal, que é a posição do pastor Edir Macedo em defesa do aborto, este livro elabora, passo a passo, as várias dimensões que tornam esse posicionamento compreensível, desde sua fundamentação teológica até as prescrições voltadas para a organização da vida cotidiana. Proporcionando ao leitor o acesso a um universo ainda pouco conhecido do grande público, a autora relata que o trabalho pedagógico e disciplinar que os agentes religiosos vêm desenvolvendo contam com um escopo muito mais amplo, circulando pelas redes midiáticas, criando ambientes de relacionamento de casais e organizando, com atitudes pontuais e práticas, a vida diária das famílias. Nessa novidade reside o grande interesse da obra e o desafio proposto para a compreensão das transformações que marcam o papel das religiões no mundo contemporâneo.<text:span text:style-name="T5">#</text:span>7 <text:span text:style-name="T5">#</text:span>aLivro<text:span text:style-name="T5">#</text:span>2local<text:span text:style-name="T5">#</text:span>0 <text:span text:style-name="T5">#</text:span>nPortal de Livros Abertos da USP;<text:span text:style-name="T5">#</text:span>0 <text:span text:style-name="T5">#</text:span>nUSP Open Books Portal;<text:span text:style-name="T5">#</text:span>0 <text:span text:style-name="T5">#</text:span>aPortal de Livros Abertos da USP.<text:span text:style-name="T5">#</text:span>40<text:span text:style-name="T5">#</text:span>zFree-to-read:<text:span text:style-name="T5">#</text:span>uhttp://www.livrosabertos.sibi.usp.br/portaldelivrosUSP/catalog/book/596<text:span text:style-name="T5">#</text:span>70<text:span text:style-name="T5">#</text:span> <text:s/><text:span text:style-name="T5">#</text:span>aElectronic resource<text:span text:style-name="T5">#</text:span>wASIS<text:span text:style-name="T5">#</text:span>mONLINE<text:span text:style-name="T5">#</text:span>kONLINE<text:span text:style-name="T5">#</text:span>lONLINE<text:span text:style-name="T5">#</text:span>oUSP OA harvest 471 records 20210803<text:span text:style-name="T5">#</text:span>rY<text:span text:style-name="T5">#</text:span>sY<text:span text:style-name="T5">#</text:span>tONLINE<text:span text:style-name="T5">#</text:span> <text:s/><text:span text:style-name="T5">#</text:span>aBSLW: DO NOT PROCESS.<text:span text:style-name="T5">#</text:span> <text:s/><text:span text:style-name="T5">#</text:span>a42<text:span text:style-name="T5">#</text:span> <text:s/><text:span text:style-name="T5">#</text:span>aONLINE<text:span text:style-name="T5">#</text:span>bONLINE<text:span text:style-name="T5">#</text:span>cElectronic resource<text:span text:style-name="T5">#</text:span>dONLINE<text:span text:style-name="T5">#</text:span>f1<text:span text:style-name="T5">##</text:span></text:p>
      <text:p text:style-name="Standard"/>
      <text:p text:style-name="Standard"/>
      <text:p text:style-name="P3">Formatação dos códigos obrigatórios e próprios</text:p>
      <text:p text:style-name="Standard"/>
      <text:p text:style-name="Standard"><text:span text:style-name="T12">TOTAL CARACTERES</text:span>:02093 </text:p>
      <text:p text:style-name="P4"><text:span text:style-name="T8">OBRIGATORIO</text:span>:am a22</text:p>
      <text:p text:style-name="Standard"><text:span text:style-name="T4">A6</text:span><text:span text:style-name="T6">:</text:span>002773</text:p>
      <text:p text:style-name="Standard"><text:span text:style-name="T8">OBRIGATORIO</text:span>:u</text:p>
      <text:p text:style-name="P5"><text:span text:style-name="T8">OBRIGATORIO</text:span>: 4500001001300000020001800013024003200031042000700063100004100070245</text:p>
      <text:p text:style-name="Standard"><text:span text:style-name="T3">B10</text:span>:0067001112</text:p>
      <text:p text:style-name="P4"><text:span text:style-name="T8">OBRIGATORIO</text:span>:60003500</text:p>
      <text:p text:style-name="Standard"><text:span text:style-name="T3">C3</text:span>:178</text:p>
      <text:p text:style-name="P4"><text:span text:style-name="T8">OBRIGATORIO</text:span>:300002200</text:p>
      <text:p text:style-name="Standard"><text:span text:style-name="T3">D3</text:span>:213</text:p>
      <text:p text:style-name="P4"><text:span text:style-name="T8">OBRIGATORIO</text:span>:500002700</text:p>
      <text:p text:style-name="Standard"><text:span text:style-name="T3">E3</text:span>:235</text:p>
      <text:p text:style-name="P4"><text:span text:style-name="T8">OBRIGATORIO</text:span>:500007600</text:p>
      <text:p text:style-name="Standard"><text:span text:style-name="T3">F3</text:span>:262</text:p>
      <text:p text:style-name="P4"><text:span text:style-name="T8">OBRIGATORIO</text:span>:506005100</text:p>
      <text:p text:style-name="Standard"><text:span text:style-name="T3">G3</text:span>:338</text:p>
      <text:p text:style-name="P4"><text:span text:style-name="T8">OBRIGATORIO</text:span>:5201</text:p>
      <text:p text:style-name="Standard"><text:span text:style-name="T3">H8</text:span>:02500389</text:p>
      <text:p text:style-name="P4"><text:span text:style-name="T8">OBRIGATORIO</text:span>:65500170</text:p>
      <text:p text:style-name="Standard"><text:span text:style-name="T3">I-N</text:span>:1414786003701431786002701468793003701495856009401532949010501626997002601731596000701757926005101764</text:p>
      <text:p text:style-name="P2"><text:soft-page-break/><text:span text:style-name="T5">#</text:span>usp000000382<text:span text:style-name="T5">#</text:span> <text:s/><text:span text:style-name="T5">#</text:span>a9786587047140<text:span text:style-name="T5">#</text:span>7 <text:span text:style-name="T5">#</text:span>a10.11606/9786587047140<text:span text:style-name="T5">#</text:span>2doi<text:span text:style-name="T5">#</text:span> <text:s/><text:span text:style-name="T5">#</text:span>adc<text:span text:style-name="T5">#</text:span>10<text:span text:style-name="T5">#</text:span>aTeixeira, Jacqueline Moraes,<text:span text:style-name="T5">#</text:span>eauthor<text:span text:style-name="T5">#</text:span>10<text:span text:style-name="T5">#</text:span>aA mulher universal: corpo, gênero e pedagogia da prosperidade<text:span text:style-name="T5">#</text:span> <text:s/><text:span text:style-name="T5">#</text:span>bUSP Open Books Portal, <text:span text:style-name="T5">#</text:span>c2021.<text:span text:style-name="T5">#</text:span> <text:s/><text:span text:style-name="T5">#</text:span>a1 online resource<text:span text:style-name="T5">#</text:span> <text:s/><text:span text:style-name="T5">#</text:span>a10.11606/9786587047140<text:span text:style-name="T5">#</text:span> <text:s/><text:span text:style-name="T5">#</text:span>ahttp://www.livrosabertos.sibi.usp.br/portaldelivrosUSP/catalog/book/596<text:span text:style-name="T5">#</text:span>0 <text:span text:style-name="T5">#</text:span>aFree-to-read<text:span text:style-name="T5">#</text:span>fUnrestricted online access<text:span text:style-name="T5">#</text:span>2star<text:span text:style-name="T5">#</text:span> <text:s/><text:span text:style-name="T5">#</text:span>aA obra mostra o trabalho de Jacqueline Moraes Teixeira sobre a pedagogia da prosperidade da Igreja Universal e sua construção do feminino. Partindo do fato, aparentemente paradoxal, que é a posição do pastor Edir Macedo em defesa do aborto, este livro elabora, passo a passo, as várias dimensões que tornam esse posicionamento compreensível, desde sua fundamentação teológica até as prescrições voltadas para a organização da vida cotidiana. Proporcionando ao leitor o acesso a um universo ainda pouco conhecido do grande público, a autora relata que o trabalho pedagógico e disciplinar que os agentes religiosos vêm desenvolvendo contam com um escopo muito mais amplo, circulando pelas redes midiáticas, criando ambientes de relacionamento de casais e organizando, com atitudes pontuais e práticas, a vida diária das famílias. Nessa novidade reside o grande interesse da obra e o desafio proposto para a compreensão das transformações que marcam o papel das religiões no mundo contemporâneo.<text:span text:style-name="T5">#</text:span>7 <text:span text:style-name="T5">#</text:span>aLivro<text:span text:style-name="T5">#</text:span>2local<text:span text:style-name="T5">#</text:span>0 <text:span text:style-name="T5">#</text:span>nPortal de Livros Abertos da USP;<text:span text:style-name="T5">#</text:span>0 <text:span text:style-name="T5">#</text:span>nUSP Open Books Portal;<text:span text:style-name="T5">#</text:span>0 <text:span text:style-name="T5">#</text:span>aPortal de Livros Abertos da USP.<text:span text:style-name="T5">#</text:span>40<text:span text:style-name="T5">#</text:span>zFree-to-read:<text:span text:style-name="T5">#</text:span>uhttp://www.livrosabertos.sibi.usp.br/portaldelivrosUSP/catalog/book/596<text:span text:style-name="T5">#</text:span>70<text:span text:style-name="T5">#</text:span> <text:s/><text:span text:style-name="T5">#</text:span>aElectronic resource<text:span text:style-name="T5">#</text:span>wASIS<text:span text:style-name="T5">#</text:span>mONLINE<text:span text:style-name="T5">#</text:span>kONLINE<text:span text:style-name="T5">#</text:span>lONLINE<text:span text:style-name="T5">#</text:span>oUSP OA harvest 471 records 20210803<text:span text:style-name="T5">#</text:span>rY<text:span text:style-name="T5">#</text:span>sY<text:span text:style-name="T5">#</text:span>tONLINE<text:span text:style-name="T5">#</text:span> <text:s/><text:span text:style-name="T5">#</text:span>aBSLW: DO NOT PROCESS.<text:span text:style-name="T5">#</text:span> <text:s/><text:span text:style-name="T5">#</text:span>a42<text:span text:style-name="T5">#</text:span> <text:s/><text:span text:style-name="T5">#</text:span>aONLINE<text:span text:style-name="T5">#</text:span>bONLINE<text:span text:style-name="T5">#</text:span>cElectronic resource<text:span text:style-name="T5">#</text:span>dONLINE<text:span text:style-name="T5">#</text:span>f1<text:span text:style-name="T5">##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8:40:44.414713559</meta:creation-date>
    <dc:date>2024-01-31T09:04:47.784345264</dc:date>
    <meta:editing-duration>PT23M55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2" meta:paragraph-count="23" meta:word-count="450" meta:character-count="4340" meta:non-whitespace-character-count="3890"/>
  </office:meta>
</office:document-meta>
</file>